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d0ea5"/>
    </style:style>
    <style:style style:name="P2" style:family="paragraph" style:parent-style-name="Standard">
      <style:text-properties fo:font-weight="bold" officeooo:rsid="001d0ea5" officeooo:paragraph-rsid="001d0ea5" style:font-weight-asian="bold" style:font-weight-complex="bold"/>
    </style:style>
    <style:style style:name="P3" style:family="paragraph" style:parent-style-name="Standard">
      <style:text-properties officeooo:paragraph-rsid="001ea0e3"/>
    </style:style>
    <style:style style:name="P4" style:family="paragraph" style:parent-style-name="Standard">
      <style:text-properties fo:color="#ce181e" officeooo:paragraph-rsid="001ea0e3"/>
    </style:style>
    <style:style style:name="P5" style:family="paragraph" style:parent-style-name="Standard">
      <style:text-properties fo:color="#ce181e" officeooo:paragraph-rsid="001d0ea5"/>
    </style:style>
    <style:style style:name="P6" style:family="paragraph" style:parent-style-name="Standard">
      <style:text-properties fo:color="#ce181e" officeooo:paragraph-rsid="0022d43a"/>
    </style:style>
    <style:style style:name="P7" style:family="paragraph" style:parent-style-name="Standard">
      <style:text-properties fo:color="#000000" officeooo:paragraph-rsid="001d0ea5"/>
    </style:style>
    <style:style style:name="T1" style:family="text">
      <style:text-properties officeooo:rsid="00219409"/>
    </style:style>
    <style:style style:name="T2" style:family="text">
      <style:text-properties officeooo:rsid="0022d43a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其中一个 Agent 的<text:span text:style-name="T1">state。</text:span></text:p>
      <text:p text:style-name="P2"/>
      <text:p text:style-name="P3">{</text:p>
      <text:p text:style-name="P4">活着的智能体编号</text:p>
      <text:p text:style-name="P3">'alive': [10, 11, 12], </text:p>
      <text:p text:style-name="P3"/>
      <text:p text:style-name="P4">棋盘编号</text:p>
      <text:p text:style-name="P1">'board': </text:p>
      <text:p text:style-name="P1">array([[ 0, <text:s/>1, <text:s/>2, <text:s/>1, <text:s/>2, <text:s/>1, <text:s/>5, <text:s/>5, <text:s/>5, <text:s/>5, <text:s/>5],</text:p>
      <text:p text:style-name="Standard"><text:s text:c="7"/>[ 1, <text:s/>0, <text:s/>3, <text:s/>0, <text:s/>2, <text:s/>2, <text:s/>5, <text:s/>5, <text:s/>5, <text:s/>5, <text:s/>5],</text:p>
      <text:p text:style-name="Standard"><text:s text:c="7"/>[ 0, <text:s/>0, <text:s/>0, <text:s/>1, <text:s/>1, <text:s/>2, <text:s/>5, <text:s/>5, <text:s/>5, <text:s/>5, <text:s/>5],</text:p>
      <text:p text:style-name="Standard"><text:s text:c="7"/>[ 1, 10, <text:s/>1, <text:s/>0, <text:s/>0, <text:s/>0, <text:s/>5, <text:s/>5, <text:s/>5, <text:s/>5, <text:s/>5],</text:p>
      <text:p text:style-name="Standard"><text:s text:c="7"/>[ 2, <text:s/>2, <text:s/>1, <text:s/>0, <text:s/>0, <text:s/>2, <text:s/>5, <text:s/>5, <text:s/>5, <text:s/>5, <text:s/>5],</text:p>
      <text:p text:style-name="Standard"><text:s text:c="7"/>[ 1, <text:s/>2, <text:s/>2, <text:s/>0, <text:s/>2, <text:s/>0, <text:s/>5, <text:s/>5, <text:s/>5, <text:s/>5, <text:s/>5],</text:p>
      <text:p text:style-name="Standard"><text:s text:c="7"/>[ 1, <text:s/>2, <text:s/>0, <text:s/>1, <text:s/>0, <text:s/>2, <text:s/>5, <text:s/>5, <text:s/>5, <text:s/>5, <text:s/>5],</text:p>
      <text:p text:style-name="Standard"><text:s text:c="7"/>[ 1, <text:s/>0, <text:s/>1, <text:s/>1, <text:s/>1, <text:s/>2, <text:s/>5, <text:s/>5, <text:s/>5, <text:s/>5, <text:s/>5],</text:p>
      <text:p text:style-name="Standard"><text:s text:c="7"/>[ 5, <text:s/>5, <text:s/>5, <text:s/>5, <text:s/>5, <text:s/>5, <text:s/>5, <text:s/>5, <text:s/>5, <text:s/>5, <text:s/>5],</text:p>
      <text:p text:style-name="Standard"><text:s text:c="7"/>[ 5, <text:s/>5, <text:s/>5, <text:s/>5, <text:s/>5, <text:s/>5, <text:s/>5, <text:s/>5, <text:s/>5, <text:s/>5, <text:s/>5],</text:p>
      <text:p text:style-name="P1"><text:s text:c="7"/>[ 5, <text:s/>5, <text:s/>5, <text:s/>5, <text:s/>5, <text:s/>5, <text:s/>5, <text:s/>5, <text:s/>5, <text:s/>5, <text:s/>5]], dtype=uint8), </text:p>
      <text:p text:style-name="P1"/>
      <text:p text:style-name="P5">炸弹范围（视野外视为无炸弹，即为0）</text:p>
      <text:p text:style-name="P1">'bomb_blast_strength': </text:p>
      <text:p text:style-name="P1">array([[0., 0., 0., 0., 0., 0., 0., 0., 0., 0., 0.],</text:p>
      <text:p text:style-name="Standard"><text:s text:c="7"/>[0., 0., 2., 0., 0., 0., 0., 0., 0., 0., 0.],</text:p>
      <text:p text:style-name="Standard"><text:s text:c="7"/>[0., 0., 0., 0., 0., 0., 0., 0., 0., 0., 0.],</text:p>
      <text:p text:style-name="Standard"><text:s text:c="7"/>[0., 0., 0., 0., 0., 0., 0., 0., 0., 0., 0.],</text:p>
      <text:p text:style-name="Standard"><text:s text:c="7"/>[0., 0., 0., 0., 0., 0., 0., 0., 0., 0., 0.],</text:p>
      <text:p text:style-name="Standard"><text:s text:c="7"/>[0., 0., 0., 0., 0., 0., 0., 0., 0., 0., 0.],</text:p>
      <text:p text:style-name="Standard"><text:s text:c="7"/>[0., 0., 0., 0., 0., 0., 0., 0., 0., 0., 0.],</text:p>
      <text:p text:style-name="Standard"><text:s text:c="7"/>[0., 0., 0., 0., 0., 0., 0., 0., 0., 0., 0.],</text:p>
      <text:p text:style-name="Standard"><text:s text:c="7"/>[0., 0., 0., 0., 0., 0., 0., 0., 0., 0., 0.],</text:p>
      <text:p text:style-name="Standard"><text:s text:c="7"/>[0., 0., 0., 0., 0., 0., 0., 0., 0., 0., 0.],</text:p>
      <text:p text:style-name="P1"><text:s text:c="7"/>[0., 0., 0., 0., 0., 0., 0., 0., 0., 0., 0.]]), </text:p>
      <text:p text:style-name="P1"/>
      <text:p text:style-name="P1"/>
      <text:p text:style-name="P6">炸弹生命值（视野外视为无炸弹，即为0）</text:p>
      <text:p text:style-name="P1">'bomb_life': </text:p>
      <text:p text:style-name="P1">array([[0., 0., 0., 0., 0., 0., 0., 0., 0., 0., 0.],</text:p>
      <text:p text:style-name="Standard"><text:s text:c="7"/>[0., 0., 3., 0., 0., 0., 0., 0., 0., 0., 0.],</text:p>
      <text:p text:style-name="Standard"><text:s text:c="7"/>[0., 0., 0., 0., 0., 0., 0., 0., 0., 0., 0.],</text:p>
      <text:p text:style-name="Standard"><text:s text:c="7"/>[0., 0., 0., 0., 0., 0., 0., 0., 0., 0., 0.],</text:p>
      <text:p text:style-name="Standard"><text:s text:c="7"/>[0., 0., 0., 0., 0., 0., 0., 0., 0., 0., 0.],</text:p>
      <text:p text:style-name="Standard"><text:s text:c="7"/>[0., 0., 0., 0., 0., 0., 0., 0., 0., 0., 0.],</text:p>
      <text:p text:style-name="Standard"><text:s text:c="7"/>[0., 0., 0., 0., 0., 0., 0., 0., 0., 0., 0.],</text:p>
      <text:p text:style-name="Standard"><text:s text:c="7"/>[0., 0., 0., 0., 0., 0., 0., 0., 0., 0., 0.],</text:p>
      <text:p text:style-name="Standard"><text:s text:c="7"/>[0., 0., 0., 0., 0., 0., 0., 0., 0., 0., 0.],</text:p>
      <text:p text:style-name="Standard"><text:s text:c="7"/>[0., 0., 0., 0., 0., 0., 0., 0., 0., 0., 0.],</text:p>
      <text:p text:style-name="P1"><text:s text:c="7"/>[0., 0., 0., 0., 0., 0., 0., 0., 0., 0., 0.]]), </text:p>
      <text:p text:style-name="P6"><text:soft-page-break/>炸弹运动方向（视野外视为无炸弹，即为0）</text:p>
      <text:p text:style-name="P1">'bomb_moving_direction': </text:p>
      <text:p text:style-name="P1">array([[0., 0., 0., 0., 0., 0., 0., 0., 0., 0., 0.],</text:p>
      <text:p text:style-name="Standard"><text:s text:c="7"/>[0., 0., 0., 0., 0., 0., 0., 0., 0., 0., 0.],</text:p>
      <text:p text:style-name="Standard"><text:s text:c="7"/>[0., 0., 0., 0., 0., 0., 0., 0., 0., 0., 0.],</text:p>
      <text:p text:style-name="Standard"><text:s text:c="7"/>[0., 0., 0., 0., 0., 0., 0., 0., 0., 0., 0.],</text:p>
      <text:p text:style-name="Standard"><text:s text:c="7"/>[0., 0., 0., 0., 0., 0., 0., 0., 0., 0., 0.],</text:p>
      <text:p text:style-name="Standard"><text:s text:c="7"/>[0., 0., 0., 0., 0., 0., 0., 0., 0., 0., 0.],</text:p>
      <text:p text:style-name="Standard"><text:s text:c="7"/>[0., 0., 0., 0., 0., 0., 0., 0., 0., 0., 0.],</text:p>
      <text:p text:style-name="Standard"><text:s text:c="7"/>[0., 0., 0., 0., 0., 0., 0., 0., 0., 0., 0.],</text:p>
      <text:p text:style-name="Standard"><text:s text:c="7"/>[0., 0., 0., 0., 0., 0., 0., 0., 0., 0., 0.],</text:p>
      <text:p text:style-name="Standard"><text:s text:c="7"/>[0., 0., 0., 0., 0., 0., 0., 0., 0., 0., 0.],</text:p>
      <text:p text:style-name="P1"><text:s text:c="7"/>[0., 0., 0., 0., 0., 0., 0., 0., 0., 0., 0.]]), </text:p>
      <text:p text:style-name="P1"/>
      <text:p text:style-name="P6">爆炸火花生命值（视野外视为无炸弹，即为0）</text:p>
      <text:p text:style-name="P1">'flame_life': </text:p>
      <text:p text:style-name="P1">array([[0., 0., 0., 0., 0., 0., 0., 0., 0., 0., 0.],</text:p>
      <text:p text:style-name="Standard"><text:s text:c="7"/>[0., 0., 0., 0., 0., 0., 0., 0., 0., 0., 0.],</text:p>
      <text:p text:style-name="Standard"><text:s text:c="7"/>[0., 0., 0., 0., 0., 0., 0., 0., 0., 0., 0.],</text:p>
      <text:p text:style-name="Standard"><text:s text:c="7"/>[0., 0., 0., 0., 0., 0., 0., 0., 0., 0., 0.],</text:p>
      <text:p text:style-name="Standard"><text:s text:c="7"/>[0., 0., 0., 0., 0., 0., 0., 0., 0., 0., 0.],</text:p>
      <text:p text:style-name="Standard"><text:s text:c="7"/>[0., 0., 0., 0., 0., 0., 0., 0., 0., 0., 0.],</text:p>
      <text:p text:style-name="Standard"><text:s text:c="7"/>[0., 0., 0., 0., 0., 0., 0., 0., 0., 0., 0.],</text:p>
      <text:p text:style-name="Standard"><text:s text:c="7"/>[0., 0., 0., 0., 0., 0., 0., 0., 0., 0., 0.],</text:p>
      <text:p text:style-name="Standard"><text:s text:c="7"/>[0., 0., 0., 0., 0., 0., 0., 0., 0., 0., 0.],</text:p>
      <text:p text:style-name="Standard"><text:s text:c="7"/>[0., 0., 0., 0., 0., 0., 0., 0., 0., 0., 0.],</text:p>
      <text:p text:style-name="P1"><text:s text:c="7"/>[0., 0., 0., 0., 0., 0., 0., 0., 0., 0., 0.]]),</text:p>
      <text:p text:style-name="P1"/>
      <text:p text:style-name="P1">对局类型</text:p>
      <text:p text:style-name="P1"><text:s/>'game_type': 3, </text:p>
      <text:p text:style-name="P1"/>
      <text:p text:style-name="P1">对局环境</text:p>
      <text:p text:style-name="P1">'game_env': 'pommerman.envs.v2:Pomme', </text:p>
      <text:p text:style-name="P1"/>
      <text:p text:style-name="P5">本智能体位置 </text:p>
      <text:p text:style-name="P1">'position': (3, 1), </text:p>
      <text:p text:style-name="P1"/>
      <text:p text:style-name="P5">本智能体炸弹范围</text:p>
      <text:p text:style-name="P1">'blast_strength': 3, </text:p>
      <text:p text:style-name="P1"/>
      <text:p text:style-name="P5">本智能体是否可踢</text:p>
      <text:p text:style-name="P1">'can_kick': False, </text:p>
      <text:p text:style-name="P1"/>
      <text:p text:style-name="P1">队友</text:p>
      <text:p text:style-name="P1">'teammate': &lt;Item.Agent2: 12&gt;,</text:p>
      <text:p text:style-name="P1"/>
      <text:p text:style-name="P5">本智能体剩余炸弹量</text:p>
      <text:p text:style-name="P1"><text:s/>'ammo': 0,</text:p>
      <text:p text:style-name="P7"><text:soft-page-break/>本智能体敌人</text:p>
      <text:p text:style-name="P1"><text:s/>'enemies': [&lt;Item.Agent1: 11&gt;, &lt;Item.Agent3: 13&gt;, &lt;Item.AgentDummy: 9&gt;], </text:p>
      <text:p text:style-name="P1"/>
      <text:p text:style-name="P5">走了几步</text:p>
      <text:p text:style-name="P1">'step_count': 20,</text:p>
      <text:p text:style-name="P1"/>
      <text:p text:style-name="P5">队友传来的信息（队友死或刚开始为<text:span text:style-name="T2">0，否则范围是[1, 8]</text:span>）</text:p>
      <text:p text:style-name="P1"><text:s/>'message': (0, 0)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52:45.179529373</meta:creation-date>
    <dc:date>2019-09-25T16:15:16.614436218</dc:date>
    <meta:editing-duration>PT12M2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3" meta:paragraph-count="89" meta:word-count="830" meta:character-count="3452" meta:non-whitespace-character-count="2386"/>
  </office:meta>
</office:document-meta>
</file>